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02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>
            <text:p>libellé</text:p>
          </table:table-cell>
          <table:table-cell office:value-type="string">
            <text:p>p/c</text:p>
          </table:table-cell>
          <table:table-cell office:value-type="string">
            <text:p>calcu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om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renom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ationalité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ge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1 an passé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nom_ecurie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gp_nom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gp_pays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gp_date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place_depart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tps_qualif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place_arrivee</text:p>
          </table:table-cell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tps_meilleur_tour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demandeur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marque_chassis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marque_moteur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marque_pneu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nom_ancien_pilote</text:p>
          </table:table-cell>
          <table:table-cell table:number-columns-repeated="2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prenom_ancien_pilote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nom_pilote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prenom_pilote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t_nom</text:p>
          </table:table-cell>
          <table:table-cell table:number-columns-repeated="2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pt_prenom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pt_matricule</text:p>
          </table:table-cell>
          <table:table-cell table:number-columns-repeated="2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pt_numero_ss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t_date_arriver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pt_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pt_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t_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table:number-columns-repeated="3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29">29/11/2021</text:date>, <text:time>17:01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9T15:54:50.28</meta:creation-date>
    <dc:date>2021-11-29T17:01:35.06</dc:date>
    <meta:editing-duration>PT36M23S</meta:editing-duration>
    <meta:editing-cycles>1</meta:editing-cycles>
    <meta:document-statistic meta:table-count="3" meta:cell-count="66" meta:object-count="0"/>
    <meta:generator>OpenOffice/4.1.7$Win32 OpenOffice.org_project/417m1$Build-9800</meta:generator>
  </office:meta>
</office:document-meta>
</file>